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000099"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000099" style:font-name="Cambria" fo:font-size="18pt" style:text-underline-style="solid" style:text-underline-width="auto" style:text-underline-color="#000099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000099" style:font-name="Cambria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color="#000099" style:text-underline-style="solid" style:text-underline-width="auto" style:text-underline-color="font-color"/>
    </style:style>
    <style:style style:name="P5" style:family="paragraph" style:parent-style-name="Standard">
      <style:paragraph-properties fo:text-align="justify" style:justify-single-word="false"/>
      <style:text-properties fo:color="#000099" style:text-underline-style="solid" style:text-underline-width="auto" style:text-underline-color="font-color"/>
    </style:style>
    <style:style style:name="P6" style:family="paragraph" style:parent-style-name="Standard" style:list-style-name="L1"/>
    <style:style style:name="T1" style:family="text">
      <style:text-properties fo:color="#000099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tour d'expérience de stage juin 2016</text:p>
      <text:p text:style-name="Standard"/>
      <text:p text:style-name="Standard"/>
      <text:p text:style-name="Standard"/>
      <text:p text:style-name="P3">Objectifs :</text:p>
      <text:list xml:id="list5728028229807753423" text:style-name="L1">
        <text:list-item>
          <text:p text:style-name="P6">Présenter une structure d'accueil de stage en mettant en œuvre la méthodologie « allégée » de la caractérisation de l'organisation vue en 1ère année</text:p>
        </text:list-item>
        <text:list-item>
          <text:p text:style-name="P6">Faire un point sur les missions et tâchées confiées et les formaliser</text:p>
        </text:list-item>
        <text:list-item>
          <text:p text:style-name="P6">Mettre en œuvre une analyse critique de cette expérience</text:p>
        </text:list-item>
        <text:list-item>
          <text:p text:style-name="P6">Exploitation pour le blog du BTS SIO Guy Chauvet, CV et portefeuille de professionnalisation</text:p>
        </text:list-item>
      </text:list>
      <text:p text:style-name="Standard"/>
      <text:p text:style-name="Standard"/>
      <text:p text:style-name="Standard"/>
      <text:p text:style-name="Standard"><text:span text:style-name="T1">Identité et localisation de l'organisation :</text:span> </text:p>
      <text:p text:style-name="Standard"/>
      <text:p text:style-name="Standard">AMAC Royan, 17200 Royan</text:p>
      <text:p text:style-name="Standard">43 Rue André-Marie Ampère</text:p>
      <text:p text:style-name="Standard"/>
      <text:p text:style-name="Standard"/>
      <text:p text:style-name="Standard"/>
      <text:p text:style-name="P4">Activité :</text:p>
      <text:p text:style-name="Standard"/>
      <text:p text:style-name="Standard">Travaux de menuiserie, bois et pvc</text:p>
      <text:p text:style-name="Standard"/>
      <text:p text:style-name="Standard"/>
      <text:p text:style-name="P4">Secteur d'activité :</text:p>
      <text:p text:style-name="Standard"/>
      <text:p text:style-name="Standard">Menuiserie</text:p>
      <text:p text:style-name="Standard"/>
      <text:p text:style-name="P4">Type de clientèle :</text:p>
      <text:p text:style-name="Standard"/>
      <text:p text:style-name="Standard">Architectes,apporteurs d'affaires, assureurs, experts, particuliers</text:p>
      <text:p text:style-name="Standard"/>
      <text:p text:style-name="Standard"><text:span text:style-name="T1">Taille </text:span>:</text:p>
      <text:p text:style-name="Standard"/>
      <text:p text:style-name="Standard">10 à 19 salariés</text:p>
      <text:p text:style-name="Standard"/>
      <text:p text:style-name="Standard"><text:span text:style-name="T1">Concurrences </text:span>:</text:p>
      <text:p text:style-name="Standard"/>
      <text:p text:style-name="Standard"/>
      <text:p text:style-name="Standard"/>
      <text:p text:style-name="P4">Forces/faiblesses :</text:p>
      <text:p text:style-name="Standard"/>
      <text:p text:style-name="Standard"/>
      <text:p text:style-name="Standard"/>
      <text:p text:style-name="P4">Menaces/opportunités :</text:p>
      <text:p text:style-name="Standard"/>
      <text:p text:style-name="Standard">Passage d'informations en interne et manque de temps pour gérer de nouveaux clients.</text:p>
      <text:p text:style-name="Standard"/>
      <text:p text:style-name="P4">Service d'affectation :</text:p>
      <text:p text:style-name="Standard"/>
      <text:p text:style-name="Standard">Gestion du système informatique.</text:p>
      <text:p text:style-name="Standard"><text:soft-page-break/></text:p>
      <text:p text:style-name="P5">Mission(s) et tâches affectées (donner des précisions utiles ensuite au portefeuille de professionnalisation) :</text:p>
      <text:p text:style-name="Standard">Création du site de l'entreprise et de ses partenaires.</text:p>
      <text:p text:style-name="Standard">Création d'un script de sauvegarde.</text:p>
      <text:p text:style-name="Standard"/>
      <text:p text:style-name="P4">Particularités :</text:p>
      <text:p text:style-name="Standard"/>
      <text:p text:style-name="Standard"/>
      <text:p text:style-name="P5">Analyse  (points positifs, découvertes, difficultés et moyens mis en œuvre pour y remédier) :</text:p>
      <text:p text:style-name="Standard"/>
      <text:p text:style-name="Standard">Ce stage m'a permit de découvrir le monde du travail, de travailler en complète autonomie et de ne pas dépendre entièrement d'un supérieur pour prendre des décisions.</text:p>
      <text:p text:style-name="Standard"><text:tab/>Côté technique, j'ai appris à utiliser l'interface de Wordpress et à écrire un petit script dans le but de faire des sauvegardes régulière, rapides et qui ne prennent pas trop de place sur leur disques durs.</text:p>
      <text:p text:style-name="Standard"><text:tab/>Dans l'ensemble, le stage était plaisant excepté le fait qu'il me manquer des informations pour terminer certaines tâch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000099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Étudiant : Tomas <text:s/>Lutau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13T12:34:34.64</meta:creation-date>
    <dc:date>2016-09-20T10:30:37.19</dc:date>
    <meta:editing-duration>PT2H41M43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2" meta:paragraph-count="32" meta:word-count="267" meta:character-count="1719"/>
  </office:meta>
</office:document-meta>
</file>